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nd so...</text:p>
          </table:table-cell>
          <table:table-cell table:number-columns-repeated="1020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style-name="ce0"/>
          <table:table-cell table:style-name="ce0"/>
          <table:table-cell table:style-name="ce0" office:value-type="string">
            <text:p>Upon getting hungry, you interrupted your
fight, and let them all escape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... is this one going to be sufficien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have my deepest apologies, Carat-sama...</text:p>
          </table:table-cell>
          <table:table-cell table:number-columns-repeated="1020"/>
        </table:table-row>
        <table:table-row>
          <table:table-cell table:style-name="ce0" office:value-type="string">
            <text:p>私の指導が足らなかったようです。</text:p>
          </table:table-cell>
          <table:table-cell table:style-name="ce0"/>
          <table:table-cell table:style-name="ce0"/>
          <table:table-cell table:style-name="ce0" office:value-type="string">
            <text:p>It appears my direction was lacking.</text:p>
          </table:table-cell>
          <table:table-cell table:number-columns-repeated="1020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is not as if I am blaming you, Visti.</text:p>
          </table:table-cell>
          <table:table-cell table:number-columns-repeated="1020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eh! But their true power is
something to behold, so they just have to
do their best next time—! Eheheheh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t any rate, it is not as if we can let
our foes run free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style-name="ce0"/>
          <table:table-cell table:style-name="ce0"/>
          <table:table-cell table:style-name="ce0" office:value-type="string">
            <text:p>The Blue Carat pair aside, I have a guess as
to where the Heavenly Maidens might be found.</text:p>
          </table:table-cell>
          <table:table-cell table:number-columns-repeated="1020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style-name="ce0"/>
          <table:table-cell table:style-name="ce0"/>
          <table:table-cell table:style-name="ce0" office:value-type="string">
            <text:p>If we are to tidy up after ourselves, we
should start with them.</text:p>
          </table:table-cell>
          <table:table-cell table:number-columns-repeated="1020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know where to find them?!</text:p>
          </table:table-cell>
          <table:table-cell table:number-columns-repeated="1020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They frequently make their way to the
castle in order to talk strategy.</text:p>
          </table:table-cell>
          <table:table-cell table:number-columns-repeated="1020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style-name="ce0"/>
          <table:table-cell table:style-name="ce0"/>
          <table:table-cell table:style-name="ce0" office:value-type="string">
            <text:p>I believe it is highly like that we can find
them in the castle's vicinity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hhhh!! Visti-chan, what a genius—!!
Eheheheheh!! Eheh!</text:p>
          </table:table-cell>
          <table:table-cell table:number-columns-repeated="1020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this is true, we should launch a surprise
attack at once!!</text:p>
          </table:table-cell>
          <table:table-cell table:number-columns-repeated="1020"/>
        </table:table-row>
        <table:table-row>
          <table:table-cell table:style-name="ce0" office:value-type="string">
            <text:p>城へ行くぞヴィスティ！！</text:p>
          </table:table-cell>
          <table:table-cell table:style-name="ce0"/>
          <table:table-cell table:style-name="ce0"/>
          <table:table-cell table:style-name="ce0" office:value-type="string">
            <text:p>Let us away to the castle, Visti!!</text:p>
          </table:table-cell>
          <table:table-cell table:number-columns-repeated="1020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the Shinigami alone will be plenty.</text:p>
          </table:table-cell>
          <table:table-cell table:number-columns-repeated="1020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style-name="ce0"/>
          <table:table-cell table:style-name="ce0"/>
          <table:table-cell table:style-name="ce0" office:value-type="string">
            <text:p>In fact, it is much more difficult to fight
while protecting you, so I thought it would
be preferable for us to remain here and
defend you.</text:p>
          </table:table-cell>
          <table:table-cell table:number-columns-repeated="1020"/>
        </table:table-row>
        <table:table-row>
          <table:table-cell table:style-name="ce0" office:value-type="string">
            <text:p>うﾞ・・・わ、分かっ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... V-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